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a96" officeooo:paragraph-rsid="000e5a96"/>
    </style:style>
    <style:style style:name="P2" style:family="paragraph" style:parent-style-name="Standard">
      <style:paragraph-properties fo:text-align="start" style:justify-single-word="false"/>
      <style:text-properties officeooo:rsid="000e5a96" officeooo:paragraph-rsid="000e5a96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e5a96" officeooo:paragraph-rsid="000e5a9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e5a96" officeooo:paragraph-rsid="000e5a96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e5a96" officeooo:paragraph-rsid="000e5a96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666666" fo:font-size="15pt" fo:font-weight="normal" officeooo:rsid="000e5a96" officeooo:paragraph-rsid="000e5a96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5pt" fo:font-weight="normal" officeooo:rsid="000e5a96" officeooo:paragraph-rsid="000e5a96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e8a202"/>
    </style:style>
    <style:style style:name="T4" style:family="text">
      <style:text-properties fo:color="#dddddd" fo:background-color="#000000" loext:char-shading-value="0"/>
    </style:style>
    <style:style style:name="T5" style:family="text">
      <style:text-properties fo:background-color="#000000" loext:char-shading-value="0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officeooo:rsid="000e5a96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0e5a96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te Advocacia – Sérgio Luís</text:p>
      <text:p text:style-name="P1"><text:span text:style-name="T8"/></text:p>
      <text:p text:style-name="P1"><text:span text:style-name="T8">Requisitos</text:span></text:p>
      <text:p text:style-name="Standard"/>
      <text:p text:style-name="P3"/>
      <text:p text:style-name="P4">1° Logo</text:p>
      <text:p text:style-name="P4"/>
      <text:p text:style-name="P4">2° Home, Sobre, Área de Atuação, Publicações, Contato</text:p>
      <text:p text:style-name="P4"/>
      <text:p text:style-name="P4">3° Caixa de solicitação(enviar mensagem para o e-mail do advogado)</text:p>
      <text:p text:style-name="P4"/>
      <text:p text:style-name="P4">4° Bloco com foto, e-mail, redes sociais do advogado</text:p>
      <text:p text:style-name="P4"/>
      <text:p text:style-name="P4"><text:s/>5° <text:s text:c="3"/><text:span text:style-name="T1">Cores:</text:span></text:p>
      <text:p text:style-name="P4"><text:span text:style-name="T1"/></text:p>
      <text:p text:style-name="P6">Cinza, <text:span text:style-name="T2">Preto, </text:span><text:span text:style-name="T3">Dourado, </text:span><text:span text:style-name="T4">Branco</text:span></text:p>
      <text:p text:style-name="P7"><text:span text:style-name="T5"/></text:p>
      <text:p text:style-name="P7"><text:span text:style-name="T5"/></text:p>
      <text:p text:style-name="Standard"><text:s/><text:span text:style-name="T7">6°</text:span><text:span text:style-name="T6"> <text:s/></text:span><text:s/><text:span text:style-name="T6"><text:s text:c="3"/></text:span><text:span text:style-name="T9">Temas de fundo:</text:span></text:p>
      <text:p text:style-name="Standard"><text:span text:style-name="T9"/></text:p>
      <text:p text:style-name="P5">Themis e fotos relacionadas ao direito.</text:p>
      <text:p text:style-name="P5"/>
      <text:p text:style-name="P5">7° Contato( nome, e-mail, telefone)</text:p>
      <text:p text:style-name="P5"/>
      <text:p text:style-name="P5">8° Estado/Cidade de atuação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20:57:24.605711493</meta:creation-date>
    <dc:date>2022-04-24T21:07:18.107048059</dc:date>
    <meta:editing-duration>PT9M5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59" meta:character-count="383" meta:non-whitespace-character-count="325"/>
  </office:meta>
</office:document-meta>
</file>